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4.49m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2.14mm"/>
    </style:style>
    <style:style style:name="Table1.B" style:family="table-column">
      <style:table-column-properties style:column-width="42.46mm"/>
    </style:style>
    <style:style style:name="Table1.C" style:family="table-column">
      <style:table-column-properties style:column-width="19.95mm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fo:background-color="#000000" fo:padding-left="1.99mm" fo:padding-right="1.99mm" fo:padding-top="0mm" fo:padding-bottom="0mm" fo:border-left="0.05pt solid #000000" fo:border-right="none" fo:border-top="0.05pt solid #000000" fo:border-bottom="none" style:writing-mode="page">
        <style:background-image/>
      </style:table-cell-properties>
    </style:style>
    <style:style style:name="Table1.B1" style:family="table-cell" style:data-style-name="N10100">
      <style:table-cell-properties fo:background-color="#000000" fo:padding-left="1.99mm" fo:padding-right="1.99mm" fo:padding-top="0mm" fo:padding-bottom="0mm" fo:border-left="none" fo:border-right="none" fo:border-top="0.05pt solid #000000" fo:border-bottom="none" style:writing-mode="page">
        <style:background-image/>
      </style:table-cell-properties>
    </style:style>
    <style:style style:name="Table1.D1" style:family="table-cell" style:data-style-name="N10100">
      <style:table-cell-properties fo:background-color="#000000" fo:padding-left="1.99mm" fo:padding-right="1.99mm" fo:padding-top="0mm" fo:padding-bottom="0mm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 style:data-style-name="N10100">
      <style:table-cell-properties fo:background-color="#ffffff" fo:padding-left="1.99mm" fo:padding-right="1.99mm" fo:padding-top="0mm" fo:padding-bottom="0mm" fo:border-left="0.05pt solid #000000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#ffffff" fo:padding-left="1.99mm" fo:padding-right="1.99mm" fo:padding-top="0mm" fo:padding-bottom="0mm" fo:border="none" style:writing-mode="page">
        <style:background-image/>
      </style:table-cell-properties>
    </style:style>
    <style:style style:name="Table1.C2" style:family="table-cell" style:data-style-name="N10000">
      <style:table-cell-properties fo:background-color="#ffffff" fo:padding-left="1.99mm" fo:padding-right="1.99mm" fo:padding-top="0mm" fo:padding-bottom="0mm" fo:border="none" style:writing-mode="page">
        <style:background-image/>
      </style:table-cell-properties>
    </style:style>
    <style:style style:name="Table1.D2" style:family="table-cell" style:data-style-name="N10000">
      <style:table-cell-properties fo:background-color="#ffffff" fo:padding-left="1.99mm" fo:padding-right="1.99mm" fo:padding-top="0mm" fo:padding-bottom="0mm" fo:border-left="none" fo:border-right="0.05pt solid #000000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ffffff" fo:padding-left="1.99mm" fo:padding-right="1.99mm" fo:padding-top="0mm" fo:padding-bottom="0mm" fo:border="none" style:writing-mode="page">
        <style:background-image/>
      </style:table-cell-properties>
    </style:style>
    <style:style style:name="Table1.A4" style:family="table-cell" style:data-style-name="N10100">
      <style:table-cell-properties fo:background-color="#ffffff" fo:padding-left="1.99mm" fo:padding-right="1.99mm" fo:padding-top="0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fo:background-color="#ffffff" fo:padding-left="1.99mm" fo:padding-right="1.99mm" fo:padding-top="0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-left="1.99mm" fo:padding-right="1.99mm" fo:padding-top="0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le1.D4" style:family="table-cell" style:data-style-name="N10000">
      <style:table-cell-properties fo:background-color="#ffffff" fo:padding-left="1.99mm" fo:padding-right="1.99mm" fo:padding-top="0mm" fo:padding-bottom="0mm" fo:border-left="none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8.08m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22.14mm"/>
    </style:style>
    <style:style style:name="Table2.B" style:family="table-column">
      <style:table-column-properties style:column-width="14.87mm"/>
    </style:style>
    <style:style style:name="Table2.C" style:family="table-column">
      <style:table-column-properties style:column-width="12.33mm"/>
    </style:style>
    <style:style style:name="Table2.K" style:family="table-column">
      <style:table-column-properties style:column-width="22.49mm"/>
    </style:style>
    <style:style style:name="Table2.L" style:family="table-column">
      <style:table-column-properties style:column-width="17.41mm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fo:background-color="#000000" fo:padding-left="1.99mm" fo:padding-right="1.99mm" fo:padding-top="0mm" fo:padding-bottom="0mm" fo:border-left="0.05pt solid #000000" fo:border-right="none" fo:border-top="0.05pt solid #000000" fo:border-bottom="none" style:writing-mode="page">
        <style:background-image/>
      </style:table-cell-properties>
    </style:style>
    <style:style style:name="Table2.B1" style:family="table-cell" style:data-style-name="N10100">
      <style:table-cell-properties fo:background-color="#000000" fo:padding-left="1.99mm" fo:padding-right="1.99mm" fo:padding-top="0mm" fo:padding-bottom="0mm" fo:border-left="none" fo:border-right="none" fo:border-top="0.05pt solid #000000" fo:border-bottom="none" style:writing-mode="page">
        <style:background-image/>
      </style:table-cell-properties>
    </style:style>
    <style:style style:name="Table2.L1" style:family="table-cell" style:data-style-name="N10100">
      <style:table-cell-properties fo:background-color="#000000" fo:padding-left="1.99mm" fo:padding-right="1.99mm" fo:padding-top="0mm" fo:padding-bottom="0mm" fo:border-left="none" fo:border-right="0.05pt solid #000000" fo:border-top="0.05pt solid #000000" fo:border-bottom="none" style:writing-mode="page">
        <style:background-image/>
      </style:table-cell-properties>
    </style:style>
    <style:style style:name="Table2.A2" style:family="table-cell" style:data-style-name="N10100">
      <style:table-cell-properties fo:background-color="#ffffff" fo:padding-left="1.99mm" fo:padding-right="1.99mm" fo:padding-top="0mm" fo:padding-bottom="0mm" fo:border-left="0.05pt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#ffffff" fo:padding-left="1.99mm" fo:padding-right="1.99mm" fo:padding-top="0mm" fo:padding-bottom="0mm" fo:border="none" style:writing-mode="page">
        <style:background-image/>
      </style:table-cell-properties>
    </style:style>
    <style:style style:name="Table2.C2" style:family="table-cell" style:data-style-name="N10000">
      <style:table-cell-properties fo:background-color="#ffffff" fo:padding-left="1.99mm" fo:padding-right="1.99mm" fo:padding-top="0mm" fo:padding-bottom="0mm" fo:border="none" style:writing-mode="page">
        <style:background-image/>
      </style:table-cell-properties>
    </style:style>
    <style:style style:name="Table2.L2" style:family="table-cell" style:data-style-name="N10000">
      <style:table-cell-properties fo:background-color="#ffffff" fo:padding-left="1.99mm" fo:padding-right="1.99mm" fo:padding-top="0mm" fo:padding-bottom="0mm" fo:border-left="none" fo:border-right="0.05pt solid #000000" fo:border-top="none" fo:border-bottom="none" style:writing-mode="page">
        <style:background-image/>
      </style:table-cell-properties>
    </style:style>
    <style:style style:name="Table2.B3" style:family="table-cell">
      <style:table-cell-properties fo:background-color="#ffffff" fo:padding-left="1.99mm" fo:padding-right="1.99mm" fo:padding-top="0mm" fo:padding-bottom="0mm" fo:border="none" style:writing-mode="page">
        <style:background-image/>
      </style:table-cell-properties>
    </style:style>
    <style:style style:name="Table2.A4" style:family="table-cell" style:data-style-name="N10100">
      <style:table-cell-properties fo:background-color="#ffffff" fo:padding-left="1.99mm" fo:padding-right="1.99mm" fo:padding-top="0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fo:background-color="#ffffff" fo:padding-left="1.99mm" fo:padding-right="1.99mm" fo:padding-top="0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le2.C4" style:family="table-cell" style:data-style-name="N10000">
      <style:table-cell-properties fo:background-color="#ffffff" fo:padding-left="1.99mm" fo:padding-right="1.99mm" fo:padding-top="0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le2.L4" style:family="table-cell" style:data-style-name="N10000">
      <style:table-cell-properties fo:background-color="#ffffff" fo:padding-left="1.99mm" fo:padding-right="1.99mm" fo:padding-top="0mm" fo:padding-bottom="0mm" fo:border-left="none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44.63mm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22.14mm"/>
    </style:style>
    <style:style style:name="Table3.B" style:family="table-column">
      <style:table-column-properties style:column-width="22.49mm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fo:background-color="#000000" fo:padding-left="1.99mm" fo:padding-right="1.99mm" fo:padding-top="0mm" fo:padding-bottom="0mm" fo:border-left="0.05pt solid #000000" fo:border-right="none" fo:border-top="0.05pt solid #000000" fo:border-bottom="none" style:writing-mode="page">
        <style:background-image/>
      </style:table-cell-properties>
    </style:style>
    <style:style style:name="Table3.B1" style:family="table-cell" style:data-style-name="N10100">
      <style:table-cell-properties fo:background-color="#000000" fo:padding-left="1.99mm" fo:padding-right="1.99mm" fo:padding-top="0mm" fo:padding-bottom="0mm" fo:border-left="none" fo:border-right="0.05pt solid #000000" fo:border-top="0.05pt solid #000000" fo:border-bottom="none" style:writing-mode="page">
        <style:background-image/>
      </style:table-cell-properties>
    </style:style>
    <style:style style:name="Table3.A2" style:family="table-cell" style:data-style-name="N10100">
      <style:table-cell-properties fo:background-color="#ffffff" fo:padding-left="1.99mm" fo:padding-right="1.99mm" fo:padding-top="0mm" fo:padding-bottom="0mm" fo:border-left="0.05pt solid #000000" fo:border-right="none" fo:border-top="none" fo:border-bottom="none" style:writing-mode="page">
        <style:background-image/>
      </style:table-cell-properties>
    </style:style>
    <style:style style:name="Table3.B2" style:family="table-cell" style:data-style-name="N10000">
      <style:table-cell-properties fo:background-color="#ffffff" fo:padding-left="1.99mm" fo:padding-right="1.99mm" fo:padding-top="0mm" fo:padding-bottom="0mm" fo:border-left="none" fo:border-right="0.05pt solid #000000" fo:border-top="none" fo:border-bottom="none" style:writing-mode="page">
        <style:background-image/>
      </style:table-cell-properties>
    </style:style>
    <style:style style:name="Table3.A4" style:family="table-cell" style:data-style-name="N10100">
      <style:table-cell-properties fo:background-color="#ffffff" fo:padding-left="1.99mm" fo:padding-right="1.99mm" fo:padding-top="0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le3.B4" style:family="table-cell" style:data-style-name="N10000">
      <style:table-cell-properties fo:background-color="#ffffff" fo:padding-left="1.99mm" fo:padding-right="1.99mm" fo:padding-top="0mm" fo:padding-bottom="0mm" fo:border-left="none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87.08mm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17.41mm"/>
    </style:style>
    <style:style style:name="Table4.B" style:family="table-column">
      <style:table-column-properties style:column-width="22.14mm"/>
    </style:style>
    <style:style style:name="Table4.C" style:family="table-column">
      <style:table-column-properties style:column-width="47.54mm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fo:background-color="#000000" fo:padding-left="1.99mm" fo:padding-right="1.99mm" fo:padding-top="0mm" fo:padding-bottom="0mm" fo:border-left="0.05pt solid #000000" fo:border-right="none" fo:border-top="0.05pt solid #000000" fo:border-bottom="none" style:writing-mode="page">
        <style:background-image/>
      </style:table-cell-properties>
    </style:style>
    <style:style style:name="Table4.C1" style:family="table-cell" style:data-style-name="N10100">
      <style:table-cell-properties fo:background-color="#000000" fo:padding-left="1.99mm" fo:padding-right="1.99mm" fo:padding-top="0mm" fo:padding-bottom="0mm" fo:border-left="none" fo:border-right="0.05pt solid #000000" fo:border-top="0.05pt solid #000000" fo:border-bottom="none" style:writing-mode="page">
        <style:background-image/>
      </style:table-cell-properties>
    </style:style>
    <style:style style:name="Table4.A2" style:family="table-cell" style:data-style-name="N10100">
      <style:table-cell-properties fo:background-color="#ffffff" fo:padding-left="1.99mm" fo:padding-right="1.99mm" fo:padding-top="0mm" fo:padding-bottom="0mm" fo:border-left="0.05pt solid #000000" fo:border-right="none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#ffffff" fo:padding-left="1.99mm" fo:padding-right="1.99mm" fo:padding-top="0mm" fo:padding-bottom="0mm" fo:border-left="none" fo:border-right="0.05pt solid #000000" fo:border-top="none" fo:border-bottom="none" style:writing-mode="page">
        <style:background-image/>
      </style:table-cell-properties>
    </style:style>
    <style:style style:name="Table4.C3" style:family="table-cell">
      <style:table-cell-properties fo:background-color="#ffffff" fo:padding-left="1.99mm" fo:padding-right="1.99mm" fo:padding-top="0mm" fo:padding-bottom="0mm" fo:border-left="none" fo:border-right="0.05pt solid #000000" fo:border-top="none" fo:border-bottom="none" style:writing-mode="page">
        <style:background-image/>
      </style:table-cell-properties>
    </style:style>
    <style:style style:name="Table4.C4" style:family="table-cell">
      <style:table-cell-properties fo:background-color="#ffffff" fo:padding-left="1.99mm" fo:padding-right="1.99mm" fo:padding-top="0mm" fo:padding-bottom="0mm" fo:border-left="none" fo:border-right="0.05pt solid #000000" fo:border-top="none" fo:border-bottom="none" style:writing-mode="page">
        <style:background-image/>
      </style:table-cell-properties>
    </style:style>
    <style:style style:name="Table4.A5" style:family="table-cell" style:data-style-name="N10100">
      <style:table-cell-properties fo:background-color="#ffffff" fo:padding-left="1.99mm" fo:padding-right="1.99mm" fo:padding-top="0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le4.C5" style:family="table-cell">
      <style:table-cell-properties fo:background-color="#ffffff" fo:padding-left="1.99mm" fo:padding-right="1.99mm" fo:padding-top="0mm" fo:padding-bottom="0mm" fo:border-left="none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84.91mm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22.14mm"/>
    </style:style>
    <style:style style:name="Table5.B" style:family="table-column">
      <style:table-column-properties style:column-width="62.78mm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fo:background-color="#000000" fo:padding-left="1.99mm" fo:padding-right="1.99mm" fo:padding-top="0mm" fo:padding-bottom="0mm" fo:border-left="0.05pt solid #000000" fo:border-right="none" fo:border-top="0.05pt solid #000000" fo:border-bottom="none" style:writing-mode="page">
        <style:background-image/>
      </style:table-cell-properties>
    </style:style>
    <style:style style:name="Table5.B1" style:family="table-cell" style:data-style-name="N10100">
      <style:table-cell-properties fo:background-color="#000000" fo:padding-left="1.99mm" fo:padding-right="1.99mm" fo:padding-top="0mm" fo:padding-bottom="0mm" fo:border-left="none" fo:border-right="0.05pt solid #000000" fo:border-top="0.05pt solid #000000" fo:border-bottom="none" style:writing-mode="page">
        <style:background-image/>
      </style:table-cell-properties>
    </style:style>
    <style:style style:name="Table5.A2" style:family="table-cell" style:data-style-name="N10100">
      <style:table-cell-properties fo:background-color="#ffffff" fo:padding-left="1.99mm" fo:padding-right="1.99mm" fo:padding-top="0mm" fo:padding-bottom="0mm" fo:border-left="0.05pt solid #000000" fo:border-right="none" fo:border-top="none" fo:border-bottom="none" style:writing-mode="page">
        <style:background-image/>
      </style:table-cell-properties>
    </style:style>
    <style:style style:name="Table5.B2" style:family="table-cell">
      <style:table-cell-properties fo:background-color="#ffffff" fo:padding-left="1.99mm" fo:padding-right="1.99mm" fo:padding-top="0mm" fo:padding-bottom="0mm" fo:border-left="none" fo:border-right="0.05pt solid #000000" fo:border-top="none" fo:border-bottom="none" style:writing-mode="page">
        <style:background-image/>
      </style:table-cell-properties>
    </style:style>
    <style:style style:name="Table5.B3" style:family="table-cell">
      <style:table-cell-properties fo:background-color="#ffffff" fo:padding-left="1.99mm" fo:padding-right="1.99mm" fo:padding-top="0mm" fo:padding-bottom="0mm" fo:border-left="none" fo:border-right="0.05pt solid #000000" fo:border-top="none" fo:border-bottom="none" style:writing-mode="page">
        <style:background-image/>
      </style:table-cell-properties>
    </style:style>
    <style:style style:name="Table5.A4" style:family="table-cell" style:data-style-name="N10100">
      <style:table-cell-properties fo:background-color="#ffffff" fo:padding-left="1.99mm" fo:padding-right="1.99mm" fo:padding-top="0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fo:background-color="#ffffff" fo:padding-left="1.99mm" fo:padding-right="1.99mm" fo:padding-top="0mm" fo:padding-bottom="0mm" fo:border-left="none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41.46mm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22.14mm"/>
    </style:style>
    <style:style style:name="Table6.B" style:family="table-column">
      <style:table-column-properties style:column-width="27.57mm"/>
    </style:style>
    <style:style style:name="Table6.C" style:family="table-column">
      <style:table-column-properties style:column-width="17.41mm"/>
    </style:style>
    <style:style style:name="Table6.D" style:family="table-column">
      <style:table-column-properties style:column-width="9.79mm"/>
    </style:style>
    <style:style style:name="Table6.E" style:family="table-column">
      <style:table-column-properties style:column-width="22.49mm"/>
    </style:style>
    <style:style style:name="Table6.F" style:family="table-column">
      <style:table-column-properties style:column-width="14.87mm"/>
    </style:style>
    <style:style style:name="Table6.G" style:family="table-column">
      <style:table-column-properties style:column-width="7.25mm"/>
    </style:style>
    <style:style style:name="Table6.H" style:family="table-column">
      <style:table-column-properties style:column-width="19.95mm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fo:background-color="#000000" fo:padding-left="1.99mm" fo:padding-right="1.99mm" fo:padding-top="0mm" fo:padding-bottom="0mm" fo:border-left="0.05pt solid #000000" fo:border-right="none" fo:border-top="0.05pt solid #000000" fo:border-bottom="none" style:writing-mode="page">
        <style:background-image/>
      </style:table-cell-properties>
    </style:style>
    <style:style style:name="Table6.B1" style:family="table-cell" style:data-style-name="N10100">
      <style:table-cell-properties fo:background-color="#000000" fo:padding-left="1.99mm" fo:padding-right="1.99mm" fo:padding-top="0mm" fo:padding-bottom="0mm" fo:border-left="none" fo:border-right="none" fo:border-top="0.05pt solid #000000" fo:border-bottom="none" style:writing-mode="page">
        <style:background-image/>
      </style:table-cell-properties>
    </style:style>
    <style:style style:name="Table6.H1" style:family="table-cell" style:data-style-name="N10100">
      <style:table-cell-properties fo:background-color="#000000" fo:padding-left="1.99mm" fo:padding-right="1.99mm" fo:padding-top="0mm" fo:padding-bottom="0mm" fo:border-left="none" fo:border-right="0.05pt solid #000000" fo:border-top="0.05pt solid #000000" fo:border-bottom="none" style:writing-mode="page">
        <style:background-image/>
      </style:table-cell-properties>
    </style:style>
    <style:style style:name="Table6.A2" style:family="table-cell" style:data-style-name="N10100">
      <style:table-cell-properties fo:background-color="#ffffff" fo:padding-left="1.99mm" fo:padding-right="1.99mm" fo:padding-top="0mm" fo:padding-bottom="0mm" fo:border-left="0.05pt solid #000000" fo:border-right="none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#ffffff" fo:padding-left="1.99mm" fo:padding-right="1.99mm" fo:padding-top="0mm" fo:padding-bottom="0mm" fo:border="none" style:writing-mode="page">
        <style:background-image/>
      </style:table-cell-properties>
    </style:style>
    <style:style style:name="Table6.C2" style:family="table-cell" style:data-style-name="N10000">
      <style:table-cell-properties fo:background-color="#ffffff" fo:padding-left="1.99mm" fo:padding-right="1.99mm" fo:padding-top="0mm" fo:padding-bottom="0mm" fo:border="none" style:writing-mode="page">
        <style:background-image/>
      </style:table-cell-properties>
    </style:style>
    <style:style style:name="Table6.H2" style:family="table-cell" style:data-style-name="N10000">
      <style:table-cell-properties fo:background-color="#ffffff" fo:padding-left="1.99mm" fo:padding-right="1.99mm" fo:padding-top="0mm" fo:padding-bottom="0mm" fo:border-left="none" fo:border-right="0.05pt solid #000000" fo:border-top="none" fo:border-bottom="none" style:writing-mode="page">
        <style:background-image/>
      </style:table-cell-properties>
    </style:style>
    <style:style style:name="Table6.B3" style:family="table-cell">
      <style:table-cell-properties fo:background-color="#ffffff" fo:padding-left="1.99mm" fo:padding-right="1.99mm" fo:padding-top="0mm" fo:padding-bottom="0mm" fo:border="none" style:writing-mode="page">
        <style:background-image/>
      </style:table-cell-properties>
    </style:style>
    <style:style style:name="Table6.A4" style:family="table-cell" style:data-style-name="N10100">
      <style:table-cell-properties fo:background-color="#ffffff" fo:padding-left="1.99mm" fo:padding-right="1.99mm" fo:padding-top="0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fo:background-color="#ffffff" fo:padding-left="1.99mm" fo:padding-right="1.99mm" fo:padding-top="0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le6.C4" style:family="table-cell" style:data-style-name="N10000">
      <style:table-cell-properties fo:background-color="#ffffff" fo:padding-left="1.99mm" fo:padding-right="1.99mm" fo:padding-top="0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le6.H4" style:family="table-cell" style:data-style-name="N10000">
      <style:table-cell-properties fo:background-color="#ffffff" fo:padding-left="1.99mm" fo:padding-right="1.99mm" fo:padding-top="0mm" fo:padding-bottom="0m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05b5e0" officeooo:paragraph-rsid="0005b5e0"/>
    </style:style>
    <style:style style:name="P2" style:family="paragraph" style:parent-style-name="Standard">
      <style:text-properties style:font-name="FreeMono" fo:font-size="10pt" officeooo:rsid="0005b5e0" officeooo:paragraph-rsid="0005b5e0" style:font-size-asian="10pt" style:font-size-complex="10pt"/>
    </style:style>
    <style:style style:name="P3" style:family="paragraph" style:parent-style-name="Standard">
      <style:text-properties officeooo:paragraph-rsid="000e45d1"/>
    </style:style>
    <style:style style:name="P4" style:family="paragraph" style:parent-style-name="Standard">
      <style:text-properties officeooo:paragraph-rsid="00105175"/>
    </style:style>
    <style:style style:name="P5" style:family="paragraph" style:parent-style-name="Standard">
      <style:text-properties officeooo:paragraph-rsid="00124985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12pt" fo:font-style="normal" fo:text-shadow="none" style:text-underline-style="none" fo:font-weight="normal" officeooo:rsid="00065389" officeooo:paragraph-rsid="000e4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12pt" fo:font-style="normal" fo:text-shadow="none" style:text-underline-style="none" fo:font-weight="normal" officeooo:rsid="00065389" officeooo:paragraph-rsid="001051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12pt" fo:font-style="normal" fo:text-shadow="none" style:text-underline-style="none" fo:font-weight="normal" officeooo:rsid="00065389" officeooo:paragraph-rsid="001249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12pt" fo:font-style="normal" fo:text-shadow="none" style:text-underline-style="none" fo:font-weight="normal" officeooo:rsid="0008efdd" officeooo:paragraph-rsid="000e4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12pt" fo:font-style="normal" fo:text-shadow="none" style:text-underline-style="none" fo:font-weight="normal" officeooo:rsid="0008efdd" officeooo:paragraph-rsid="001249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12pt" fo:font-style="normal" fo:text-shadow="none" style:text-underline-style="none" fo:font-weight="normal" officeooo:rsid="000ad7da" officeooo:paragraph-rsid="000e4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12pt" fo:font-style="normal" fo:text-shadow="none" style:text-underline-style="none" fo:font-weight="normal" officeooo:rsid="000c56db" officeooo:paragraph-rsid="000e4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12pt" fo:font-style="normal" fo:text-shadow="none" style:text-underline-style="none" fo:font-weight="normal" officeooo:rsid="00105175" officeooo:paragraph-rsid="001051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12pt" fo:font-style="normal" fo:text-shadow="none" style:text-underline-style="none" fo:font-weight="normal" officeooo:rsid="00124985" officeooo:paragraph-rsid="001249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12pt" fo:font-style="normal" fo:text-shadow="none" style:text-underline-style="none" fo:font-weight="normal" officeooo:rsid="0013c4be" officeooo:paragraph-rsid="0013c4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FreeMono" fo:font-size="12pt" fo:font-style="italic" fo:text-shadow="none" style:text-underline-style="none" fo:font-weight="bold" officeooo:rsid="000627a9" officeooo:paragraph-rsid="000e45d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FreeMono" fo:font-size="12pt" fo:font-style="italic" fo:text-shadow="none" style:text-underline-style="none" fo:font-weight="bold" officeooo:rsid="000627a9" officeooo:paragraph-rsid="00105175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FreeMono" fo:font-size="12pt" fo:font-style="italic" fo:text-shadow="none" style:text-underline-style="none" fo:font-weight="bold" officeooo:rsid="000627a9" officeooo:paragraph-rsid="00124985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FreeMono" fo:font-size="12pt" fo:font-style="italic" fo:text-shadow="none" style:text-underline-style="none" fo:font-weight="bold" officeooo:rsid="0008efdd" officeooo:paragraph-rsid="000e45d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FreeMono" fo:font-size="12pt" fo:font-style="italic" fo:text-shadow="none" style:text-underline-style="none" fo:font-weight="bold" officeooo:rsid="000c56db" officeooo:paragraph-rsid="000e45d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FreeMono" fo:font-size="12pt" fo:font-style="italic" fo:text-shadow="none" style:text-underline-style="none" fo:font-weight="bold" officeooo:rsid="000e45d1" officeooo:paragraph-rsid="000e45d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FreeMono" fo:font-size="12pt" fo:font-style="italic" fo:text-shadow="none" style:text-underline-style="none" fo:font-weight="bold" officeooo:rsid="00105175" officeooo:paragraph-rsid="00105175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FreeMono" fo:font-size="12pt" fo:font-style="italic" fo:text-shadow="none" style:text-underline-style="none" fo:font-weight="bold" officeooo:rsid="00124985" officeooo:paragraph-rsid="00124985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4" style:family="paragraph" style:parent-style-name="Standard" style:list-style-name="L1">
      <style:text-properties officeooo:rsid="0005b5e0" officeooo:paragraph-rsid="0005b5e0"/>
    </style:style>
    <style:style style:name="P25" style:family="paragraph" style:parent-style-name="Standard" style:list-style-name="L2">
      <style:text-properties officeooo:rsid="0005b5e0" officeooo:paragraph-rsid="0005b5e0"/>
    </style:style>
    <style:style style:name="P26" style:family="paragraph" style:parent-style-name="Standard" style:list-style-name="L3">
      <style:text-properties officeooo:rsid="0005b5e0" officeooo:paragraph-rsid="0005b5e0"/>
    </style:style>
    <style:style style:name="P27" style:family="paragraph" style:parent-style-name="Standard" style:list-style-name="L4">
      <style:text-properties officeooo:rsid="0005b5e0" officeooo:paragraph-rsid="0005b5e0"/>
    </style:style>
    <style:style style:name="P28" style:family="paragraph" style:parent-style-name="Standard" style:list-style-name="L5">
      <style:text-properties officeooo:rsid="0005b5e0" officeooo:paragraph-rsid="0005b5e0"/>
    </style:style>
    <style:style style:name="P29" style:family="paragraph" style:parent-style-name="Standard">
      <style:text-properties style:font-name="Liberation Serif1" officeooo:rsid="000cf24a" officeooo:paragraph-rsid="00065389"/>
    </style:style>
    <style:style style:name="P30" style:family="paragraph" style:parent-style-name="Standard">
      <style:text-properties style:font-name="Liberation Serif1" officeooo:rsid="000eef39" officeooo:paragraph-rsid="00124985" style:font-name-asian="Liberation Serif1" style:font-name-complex="Liberation Serif1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12pt" fo:font-style="normal" fo:text-shadow="none" style:text-underline-style="none" fo:font-weight="normal" officeooo:rsid="00105175" officeooo:paragraph-rsid="001051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c56db"/>
    </style:style>
    <style:style style:name="T2" style:family="text">
      <style:text-properties officeooo:rsid="00124985"/>
    </style:style>
    <style:style style:name="T3" style:family="text">
      <style:text-properties officeooo:rsid="0013c4b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nthetic Time Series</text:p>
      <text:h text:style-name="Heading_20_1" text:outline-level="1">Given:</text:h>
      <text:p text:style-name="P1">A set of smart meter readings, composed of mRID, timestamp and value (Wh) in the &lt;keyspace&gt;.measured_value table in Cassandra, we can decompose the timestamp into the following components:</text:p>
      <text:list xml:id="list3584952074" text:style-name="L1">
        <text:list-item>
          <text:p text:style-name="P24">tick - the integer number of the (15 minute) interval (0 &lt;= tick &lt;= readings per day)</text:p>
        </text:list-item>
        <text:list-item>
          <text:p text:style-name="P24">day - the integer day of the week (1 = Sunday, 2 = Monday ... 7 = Saturday)</text:p>
        </text:list-item>
        <text:list-item>
          <text:p text:style-name="P24">week - the integer week number in a year (1 &lt;= week &lt;= 52)</text:p>
        </text:list-item>
        <text:list-item>
          <text:p text:style-name="P24">average - the average smart meter reading value over all readings for an mRID (average = sum (readings) / count (readings)) stored in the &lt;keyspace&gt;.measured_value_stats table in Cassandra</text:p>
        </text:list-item>
      </text:list>
      <text:p text:style-name="P1">providing a data set with rows like:</text:p>
      <text:p text:style-name="P1"><text:tab/>(mRID, tick, day, week, average, value)</text:p>
      <text:p text:style-name="P1"/>
      <text:h text:style-name="Heading_20_1" text:outline-level="1">Assuming:</text:h>
      <text:list xml:id="list4140338344" text:style-name="L2">
        <text:list-item>
          <text:p text:style-name="P25">one year is like any other (since the meter readings we have don't quite cover a full year, this is not a problem)</text:p>
        </text:list-item>
        <text:list-item>
          <text:p text:style-name="P25">the average is a unbiased estimator of the yearly energy consumption (kWh) of a customer, for example 3000kWh for a typical apartment, so we can compute the average from the yearly energy consumption, or vice-versa, using:</text:p>
          <text:list>
            <text:list-item>
              <text:p text:style-name="P25">average = (yearly energy consumption) * 1000.0 / 365.25 / (readings per day) Wh</text:p>
            </text:list-item>
            <text:list-item>
              <text:p text:style-name="P25">yearly energy consumption = average * (readings per day) * 365.25 / 1000.0 kWh</text:p>
            </text:list-item>
          </text:list>
        </text:list-item>
        <text:list-item>
          <text:p text:style-name="P25">the smart meter readings have equal intervals between them (15 minutes)</text:p>
        </text:list-item>
      </text:list>
      <text:p text:style-name="P1"/>
      <text:h text:style-name="Heading_20_1" text:outline-level="1">Compute:</text:h>
      <text:p text:style-name="P1">A <text:a xlink:type="simple" xlink:href="https://spark.apache.org/mllib/" office:target-frame-name="_blank" xlink:show="new" text:style-name="Internet_20_link" text:visited-style-name="Visited_20_Internet_20_Link">decision tree model for regression</text:a> using machine learning by:</text:p>
      <text:list xml:id="list2335409792" text:style-name="L3">
        <text:list-item>
          <text:p text:style-name="P26">partitioning the data set into training (70%) and testing (30%) records</text:p>
        </text:list-item>
        <text:list-item>
          <text:p text:style-name="P26">using a <text:a xlink:type="simple" xlink:href="https://spark.apache.org/docs/latest/ml-classification-regression.html#decision-tree-regression" office:target-frame-name="_blank" xlink:show="new" text:style-name="Internet_20_link" text:visited-style-name="Visited_20_Internet_20_Link">DecisionTreeRegressor model</text:a> with</text:p>
          <text:list>
            <text:list-item>
              <text:p text:style-name="P26">label = value</text:p>
            </text:list-item>
            <text:list-item>
              <text:p text:style-name="P26">feature vector = (tick, day, week, average)</text:p>
            </text:list-item>
          </text:list>
        </text:list-item>
      </text:list>
      <text:p text:style-name="P1"/>
      <text:p text:style-name="P1">Then one can use the resulting model to generate new smart meter readings. The signature for this functionality currently looks like this:</text:p>
      <text:p text:style-name="P2"><text:tab/>def generateTimeSeries (mrid: String, start: Calendar, end: Calendar, period: Int, yearly_kWh: Double): Unit</text:p>
      <text:p text:style-name="P1">where:</text:p>
      <text:list xml:id="list3518921606" text:style-name="L4">
        <text:list-item>
          <text:p text:style-name="P27">mrid is the rdf:ID of the EnergyConsumer for which the generated time series is desired</text:p>
        </text:list-item>
        <text:list-item>
          <text:p text:style-name="P27">start and end are the first and last timestamps of the generated time series</text:p>
        </text:list-item>
        <text:list-item>
          <text:p text:style-name="P27">period is the number of milliseconds between readings (15 * 60 * 1000 = 900000)</text:p>
        </text:list-item>
        <text:list-item>
          <text:p text:style-name="P27">yearly_kWh is the EnergyConsumer energy consumption on a yearly basis (kWh)</text:p>
        </text:list-item>
      </text:list>
      <text:p text:style-name="P1">The average value is computed from the yearly kWh.</text:p>
      <text:p text:style-name="P1">Then for each timestamp between start and end by period, the tick, day, week, and average values are assembled and submitted to the model.</text:p>
      <text:p text:style-name="P1">It produces a prediction - the estimate of the smart meter reading - for each timestamp.</text:p>
      <text:p text:style-name="P1">The results are written to the &lt;keyspace&gt;.synthesized_value table in Cassandra.</text:p>
      <text:p text:style-name="P1"><text:soft-page-break/></text:p>
      <text:p text:style-name="P1">Results:</text:p>
      <text:p text:style-name="P1">A sample over three days is shown below and attached as a spreadsheet for model parameters:</text:p>
      <text:list xml:id="list709626874" text:style-name="L5">
        <text:list-item>
          <text:p text:style-name="P28">maxDepth = 20</text:p>
        </text:list-item>
        <text:list-item>
          <text:p text:style-name="P28">maxBins = 32</text:p>
        </text:list-item>
        <text:list-item>
          <text:p text:style-name="P28">minInfoGain = 0.0</text:p>
        </text:list-item>
      </text:list>
      <text:p text:style-name="P1">applied over a subset of the available smart meter readings from eastern Switzerland.</text:p>
      <text:p text:style-name="P1">The root mean square (RMS) error for the model over the testing values (30% held back from training) is 585Wh. This is a rather large error, and has the intuitive meaning that the predicted smart meter reading value is on average 500Wh different than the actual reading. For a 15 minute interval, this is the equivalent of two microwave ovens continually on or not.</text:p>
      <text:p text:style-name="P1">This may not be a very good metric for evaluating the result. Perhaps a better metric is how the average over all values compares to the desired yearly consumption, which for one test case is 184.3 vs. a desired average of 205.5 or 10%. A visual inspection of the shapes of the curves also seems to agree with the typical profile. </text:p>
      <text:p text:style-name="P1"/>
      <text:p text:style-name="P1">Optimization:</text:p>
      <text:p text:style-name="P1">The model can also be used in a <text:a xlink:type="simple" xlink:href="https://spark.apache.org/docs/latest/ml-tuning.html" office:target-frame-name="_blank" xlink:show="new" text:style-name="Internet_20_link" text:visited-style-name="Visited_20_Internet_20_Link">hyperparameter tuning</text:a> run to pick the "best" values.</text:p>
      <text:p text:style-name="P1">This is currently in process.</text:p>
      <text:p text:style-name="Standard"/>
      <text:p text:style-name="Standard"/>
      <text:p text:style-name="Standard"/>
      <text:p text:style-name="Standard"/>
      <text:p text:style-name="Standard"><draw:frame draw:style-name="fr1" draw:name="Object1" text:anchor-type="paragraph" svg:width="159.98mm" svg:height="89.99m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width="160mm" svg:height="89.99m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oft-page-break/></text:p>
      <text:p text:style-name="Standard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float" office:value="0">
            <text:p text:style-name="P16">mrid</text:p>
          </table:table-cell>
          <table:table-cell table:style-name="Table1.B1" office:value-type="float" office:value="0">
            <text:p text:style-name="P16">time</text:p>
          </table:table-cell>
          <table:table-cell table:style-name="Table1.B1" office:value-type="float" office:value="0">
            <text:p text:style-name="P16">period</text:p>
          </table:table-cell>
          <table:table-cell table:style-name="Table1.D1" office:value-type="float" office:value="0">
            <text:p text:style-name="P16">real_a</text:p>
          </table:table-cell>
        </table:table-row>
        <table:table-row table:style-name="Table1.1">
          <table:table-cell table:style-name="Table1.A2" office:value-type="float" office:value="0">
            <text:p text:style-name="P6">HAS1234</text:p>
          </table:table-cell>
          <table:table-cell table:style-name="Table1.B2" office:value-type="string">
            <text:p text:style-name="P6">2018.<text:span text:style-name="T3">7.24</text:span>T10:15</text:p>
          </table:table-cell>
          <table:table-cell table:style-name="Table1.C2" office:value-type="float" office:value="900000">
            <text:p text:style-name="P6">900000</text:p>
          </table:table-cell>
          <table:table-cell table:style-name="Table1.D2" office:value-type="float" office:value="126">
            <text:p text:style-name="P6">126</text:p>
          </table:table-cell>
        </table:table-row>
        <table:table-row table:style-name="Table1.1">
          <table:table-cell table:style-name="Table1.A2" office:value-type="float" office:value="0">
            <text:p text:style-name="P6">HAS1234</text:p>
          </table:table-cell>
          <table:table-cell table:style-name="Table1.B3" office:value-type="string">
            <text:p text:style-name="P6">2018.<text:span text:style-name="T3">7</text:span>.<text:span text:style-name="T3">24</text:span>T10:30</text:p>
          </table:table-cell>
          <table:table-cell table:style-name="Table1.C2" office:value-type="float" office:value="900000">
            <text:p text:style-name="P6">900000</text:p>
          </table:table-cell>
          <table:table-cell table:style-name="Table1.D2" office:value-type="float" office:value="134">
            <text:p text:style-name="P6">134</text:p>
          </table:table-cell>
        </table:table-row>
        <table:table-row>
          <table:table-cell table:style-name="Table1.A4" office:value-type="float" office:value="0">
            <text:p text:style-name="P6">HAS1234</text:p>
          </table:table-cell>
          <table:table-cell table:style-name="Table1.B4" office:value-type="string">
            <text:p text:style-name="P6">2018.<text:span text:style-name="T3">7</text:span>.<text:span text:style-name="T3">24</text:span>T10:45</text:p>
          </table:table-cell>
          <table:table-cell table:style-name="Table1.C4" office:value-type="float" office:value="900000">
            <text:p text:style-name="P6">900000</text:p>
          </table:table-cell>
          <table:table-cell table:style-name="Table1.D4" office:value-type="float" office:value="165">
            <text:p text:style-name="P6">165</text:p>
          </table:table-cell>
        </table:table-row>
      </table:table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 table:number-columns-repeated="7"/>
        <table:table-column table:style-name="Table2.B"/>
        <table:table-column table:style-name="Table2.K"/>
        <table:table-column table:style-name="Table2.L"/>
        <table:table-row table:style-name="Table2.1">
          <table:table-cell table:style-name="Table2.A1" office:value-type="float" office:value="0">
            <text:p text:style-name="P16">mrid</text:p>
          </table:table-cell>
          <table:table-cell table:style-name="Table2.B1" office:value-type="float" office:value="0">
            <text:p text:style-name="P19">tick</text:p>
          </table:table-cell>
          <table:table-cell table:style-name="Table2.B1" office:value-type="float" office:value="0">
            <text:p text:style-name="P19">sun</text:p>
          </table:table-cell>
          <table:table-cell table:style-name="Table2.B1" office:value-type="float" office:value="0">
            <text:p text:style-name="P19">mon</text:p>
          </table:table-cell>
          <table:table-cell table:style-name="Table2.B1" office:value-type="float" office:value="0">
            <text:p text:style-name="P19">tue</text:p>
          </table:table-cell>
          <table:table-cell table:style-name="Table2.B1" office:value-type="float" office:value="0">
            <text:p text:style-name="P19">wed</text:p>
          </table:table-cell>
          <table:table-cell table:style-name="Table2.B1" office:value-type="float" office:value="0">
            <text:p text:style-name="P19">thu</text:p>
          </table:table-cell>
          <table:table-cell table:style-name="Table2.B1" office:value-type="float" office:value="0">
            <text:p text:style-name="P19">fri</text:p>
          </table:table-cell>
          <table:table-cell table:style-name="Table2.B1" office:value-type="float" office:value="0">
            <text:p text:style-name="P19">sat</text:p>
          </table:table-cell>
          <table:table-cell table:style-name="Table2.B1" office:value-type="float" office:value="0">
            <text:p text:style-name="P19">week</text:p>
          </table:table-cell>
          <table:table-cell table:style-name="Table2.B1" office:value-type="float" office:value="0">
            <text:p text:style-name="P21">average</text:p>
          </table:table-cell>
          <table:table-cell table:style-name="Table2.L1" office:value-type="float" office:value="0">
            <text:p text:style-name="P19">value</text:p>
          </table:table-cell>
        </table:table-row>
        <table:table-row table:style-name="Table2.1">
          <table:table-cell table:style-name="Table2.A2" office:value-type="float" office:value="0">
            <text:p text:style-name="P6">HAS1234</text:p>
          </table:table-cell>
          <table:table-cell table:style-name="Table2.B2" office:value-type="string">
            <text:p text:style-name="P12">41</text:p>
          </table:table-cell>
          <table:table-cell table:style-name="Table2.C2" office:value-type="float" office:value="0">
            <text:p text:style-name="P9">0</text:p>
          </table:table-cell>
          <table:table-cell table:style-name="Table2.C2" office:value-type="float" office:value="0">
            <text:p text:style-name="P9">0</text:p>
          </table:table-cell>
          <table:table-cell table:style-name="Table2.C2" office:value-type="float" office:value="1">
            <text:p text:style-name="P9">1</text:p>
          </table:table-cell>
          <table:table-cell table:style-name="Table2.C2" office:value-type="float" office:value="0">
            <text:p text:style-name="P9">0</text:p>
          </table:table-cell>
          <table:table-cell table:style-name="Table2.C2" office:value-type="float" office:value="0">
            <text:p text:style-name="P9">0</text:p>
          </table:table-cell>
          <table:table-cell table:style-name="Table2.C2" office:value-type="float" office:value="0">
            <text:p text:style-name="P9">0</text:p>
          </table:table-cell>
          <table:table-cell table:style-name="Table2.C2" office:value-type="float" office:value="0">
            <text:p text:style-name="P9">0</text:p>
          </table:table-cell>
          <table:table-cell table:style-name="Table2.C2" office:value-type="float" office:value="30">
            <text:p text:style-name="P15">30</text:p>
          </table:table-cell>
          <table:table-cell table:style-name="Table2.C2" office:value-type="float" office:value="456.79">
            <text:p text:style-name="P12">456.79</text:p>
          </table:table-cell>
          <table:table-cell table:style-name="Table2.L2" office:value-type="float" office:value="126">
            <text:p text:style-name="P11">126</text:p>
          </table:table-cell>
        </table:table-row>
        <table:table-row table:style-name="Table2.1">
          <table:table-cell table:style-name="Table2.A2" office:value-type="float" office:value="0">
            <text:p text:style-name="P6">HAS1234</text:p>
          </table:table-cell>
          <table:table-cell table:style-name="Table2.B3" office:value-type="string">
            <text:p text:style-name="P12">42</text:p>
          </table:table-cell>
          <table:table-cell table:style-name="Table2.C2" office:value-type="float" office:value="0">
            <text:p text:style-name="P9">0</text:p>
          </table:table-cell>
          <table:table-cell table:style-name="Table2.C2" office:value-type="float" office:value="0">
            <text:p text:style-name="P9">0</text:p>
          </table:table-cell>
          <table:table-cell table:style-name="Table2.C2" office:value-type="float" office:value="1">
            <text:p text:style-name="P9">1</text:p>
          </table:table-cell>
          <table:table-cell table:style-name="Table2.C2" office:value-type="float" office:value="0">
            <text:p text:style-name="P9">0</text:p>
          </table:table-cell>
          <table:table-cell table:style-name="Table2.C2" office:value-type="float" office:value="0">
            <text:p text:style-name="P9">0</text:p>
          </table:table-cell>
          <table:table-cell table:style-name="Table2.C2" office:value-type="float" office:value="0">
            <text:p text:style-name="P9">0</text:p>
          </table:table-cell>
          <table:table-cell table:style-name="Table2.C2" office:value-type="float" office:value="0">
            <text:p text:style-name="P9">0</text:p>
          </table:table-cell>
          <table:table-cell table:style-name="Table2.C2" office:value-type="float" office:value="30">
            <text:p text:style-name="P15">30</text:p>
          </table:table-cell>
          <table:table-cell table:style-name="Table2.C2" office:value-type="float" office:value="456.79">
            <text:p text:style-name="P12">456.79</text:p>
          </table:table-cell>
          <table:table-cell table:style-name="Table2.L2" office:value-type="float" office:value="134">
            <text:p text:style-name="P6">134</text:p>
          </table:table-cell>
        </table:table-row>
        <table:table-row>
          <table:table-cell table:style-name="Table2.A4" office:value-type="float" office:value="0">
            <text:p text:style-name="P6">HAS1234</text:p>
          </table:table-cell>
          <table:table-cell table:style-name="Table2.B4" office:value-type="string">
            <text:p text:style-name="P12">43</text:p>
          </table:table-cell>
          <table:table-cell table:style-name="Table2.C4" office:value-type="float" office:value="0">
            <text:p text:style-name="P9">0</text:p>
          </table:table-cell>
          <table:table-cell table:style-name="Table2.C4" office:value-type="float" office:value="0">
            <text:p text:style-name="P9">0</text:p>
          </table:table-cell>
          <table:table-cell table:style-name="Table2.C4" office:value-type="float" office:value="1">
            <text:p text:style-name="P9">1</text:p>
          </table:table-cell>
          <table:table-cell table:style-name="Table2.C4" office:value-type="float" office:value="0">
            <text:p text:style-name="P9">0</text:p>
          </table:table-cell>
          <table:table-cell table:style-name="Table2.C4" office:value-type="float" office:value="0">
            <text:p text:style-name="P9">0</text:p>
          </table:table-cell>
          <table:table-cell table:style-name="Table2.C4" office:value-type="float" office:value="0">
            <text:p text:style-name="P9">0</text:p>
          </table:table-cell>
          <table:table-cell table:style-name="Table2.C4" office:value-type="float" office:value="0">
            <text:p text:style-name="P9">0</text:p>
          </table:table-cell>
          <table:table-cell table:style-name="Table2.C4" office:value-type="float" office:value="30">
            <text:p text:style-name="P15">30</text:p>
          </table:table-cell>
          <table:table-cell table:style-name="Table2.C4" office:value-type="float" office:value="456.79">
            <text:p text:style-name="P12">456.79</text:p>
          </table:table-cell>
          <table:table-cell table:style-name="Table2.L4" office:value-type="float" office:value="165">
            <text:p text:style-name="P6">165</text:p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16">mrid</text:p>
          </table:table-cell>
          <table:table-cell table:style-name="Table3.B1" office:value-type="float" office:value="0">
            <text:p text:style-name="P20">average</text:p>
          </table:table-cell>
        </table:table-row>
        <table:table-row table:style-name="Table3.1">
          <table:table-cell table:style-name="Table3.A2" office:value-type="float" office:value="0">
            <text:p text:style-name="P6">HAS1234</text:p>
          </table:table-cell>
          <table:table-cell table:style-name="Table3.B2" office:value-type="float" office:value="456.789">
            <text:p text:style-name="P12">456.79</text:p>
          </table:table-cell>
        </table:table-row>
        <table:table-row table:style-name="Table3.1">
          <table:table-cell table:style-name="Table3.A2" office:value-type="float" office:value="0">
            <text:p text:style-name="P6">HAS123<text:span text:style-name="T1">5</text:span></text:p>
          </table:table-cell>
          <table:table-cell table:style-name="Table3.B2" office:value-type="float" office:value="382.32">
            <text:p text:style-name="P12">382.32</text:p>
          </table:table-cell>
        </table:table-row>
        <table:table-row>
          <table:table-cell table:style-name="Table3.A4" office:value-type="float" office:value="0">
            <text:p text:style-name="P6">HAS123<text:span text:style-name="T1">6</text:span></text:p>
          </table:table-cell>
          <table:table-cell table:style-name="Table3.B4" office:value-type="float" office:value="192.25">
            <text:p text:style-name="P12">192.25</text:p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float" office:value="0">
            <text:p text:style-name="P22">meter</text:p>
          </table:table-cell>
          <table:table-cell table:style-name="Table4.A1" office:value-type="float" office:value="0">
            <text:p text:style-name="P17">mrid</text:p>
          </table:table-cell>
          <table:table-cell table:style-name="Table4.C1" office:value-type="float" office:value="0">
            <text:p text:style-name="P22">description</text:p>
          </table:table-cell>
        </table:table-row>
        <table:table-row table:style-name="Table4.1">
          <table:table-cell table:style-name="Table4.A2" office:value-type="float" office:value="0">
            <text:p text:style-name="P13">CH024</text:p>
          </table:table-cell>
          <table:table-cell table:style-name="Table4.A2" office:value-type="float" office:value="0">
            <text:p text:style-name="P7">HAS1234</text:p>
          </table:table-cell>
          <table:table-cell table:style-name="Table4.C2" office:value-type="string">
            <text:p text:style-name="P13">…Einfamilienhaus…</text:p>
          </table:table-cell>
        </table:table-row>
        <table:table-row table:style-name="Table4.1">
          <table:table-cell table:style-name="Table4.A2" office:value-type="float" office:value="0">
            <text:p text:style-name="P13">CH067</text:p>
          </table:table-cell>
          <table:table-cell table:style-name="Table4.A2" office:value-type="float" office:value="0">
            <text:p text:style-name="P7">HAS123<text:span text:style-name="T1">5</text:span></text:p>
          </table:table-cell>
          <table:table-cell table:style-name="Table4.C3" office:value-type="string">
            <text:p text:style-name="P13">…Wohnung…</text:p>
          </table:table-cell>
        </table:table-row>
        <table:table-row table:style-name="Table4.1">
          <table:table-cell table:style-name="Table4.A2" office:value-type="float" office:value="0">
            <text:p text:style-name="P13">CH068</text:p>
          </table:table-cell>
          <table:table-cell table:style-name="Table4.A2" office:value-type="float" office:value="0">
            <text:p text:style-name="P7">HAS123<text:span text:style-name="T1">5</text:span></text:p>
          </table:table-cell>
          <table:table-cell table:style-name="Table4.C4" office:value-type="string">
            <text:p text:style-name="P13">…Wohnung…</text:p>
          </table:table-cell>
        </table:table-row>
        <table:table-row>
          <table:table-cell table:style-name="Table4.A5" office:value-type="float" office:value="0">
            <text:p text:style-name="P13">CH069</text:p>
          </table:table-cell>
          <table:table-cell table:style-name="Table4.A5" office:value-type="float" office:value="0">
            <text:p text:style-name="P7">HAS123<text:span text:style-name="T1">5</text:span></text:p>
          </table:table-cell>
          <table:table-cell table:style-name="Table4.C5" office:value-type="string">
            <text:p text:style-name="P13">…Allgemein…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17">mrid</text:p>
          </table:table-cell>
          <table:table-cell table:style-name="Table5.B1" office:value-type="float" office:value="0">
            <text:p text:style-name="P22">classes</text:p>
          </table:table-cell>
        </table:table-row>
        <table:table-row table:style-name="Table5.1">
          <table:table-cell table:style-name="Table5.A2" office:value-type="float" office:value="0">
            <text:p text:style-name="P7">HAS1234</text:p>
          </table:table-cell>
          <table:table-cell table:style-name="Table5.B2" office:value-type="string">
            <text:p text:style-name="P13">{House: 1}</text:p>
          </table:table-cell>
        </table:table-row>
        <table:table-row table:style-name="Table5.1">
          <table:table-cell table:style-name="Table5.A2" office:value-type="float" office:value="0">
            <text:p text:style-name="P7">HAS123<text:span text:style-name="T1">5</text:span></text:p>
          </table:table-cell>
          <table:table-cell table:style-name="Table5.B3" office:value-type="string">
            <text:p text:style-name="P13">{Apartment:2 General:1}</text:p>
          </table:table-cell>
        </table:table-row>
        <table:table-row>
          <table:table-cell table:style-name="Table5.A4" office:value-type="float" office:value="0">
            <text:p text:style-name="P7">HAS123<text:span text:style-name="T1">6</text:span></text:p>
          </table:table-cell>
          <table:table-cell table:style-name="Table5.B4" office:value-type="string">
            <text:p text:style-name="P13">{Church:1}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float" office:value="0">
            <text:p text:style-name="P18">mrid</text:p>
          </table:table-cell>
          <table:table-cell table:style-name="Table6.B1" office:value-type="float" office:value="0">
            <text:p text:style-name="P23">Apartment</text:p>
          </table:table-cell>
          <table:table-cell table:style-name="Table6.B1" office:value-type="float" office:value="0">
            <text:p text:style-name="P23">House</text:p>
          </table:table-cell>
          <table:table-cell table:style-name="Table6.B1" office:value-type="float" office:value="0">
            <text:p text:style-name="P23">PV</text:p>
          </table:table-cell>
          <table:table-cell table:style-name="Table6.B1" office:value-type="float" office:value="0">
            <text:p text:style-name="P23">General</text:p>
          </table:table-cell>
          <table:table-cell table:style-name="Table6.B1" office:value-type="float" office:value="0">
            <text:p text:style-name="P23">Shop</text:p>
          </table:table-cell>
          <table:table-cell table:style-name="Table6.B1" office:value-type="float" office:value="0">
            <text:p text:style-name="P23">…</text:p>
          </table:table-cell>
          <table:table-cell table:style-name="Table6.H1" office:value-type="float" office:value="0">
            <text:p text:style-name="P23">Church</text:p>
          </table:table-cell>
        </table:table-row>
        <table:table-row table:style-name="Table6.1">
          <table:table-cell table:style-name="Table6.A2" office:value-type="float" office:value="0">
            <text:p text:style-name="P8">HAS1234</text:p>
          </table:table-cell>
          <table:table-cell table:style-name="Table6.B2" office:value-type="string">
            <text:p text:style-name="P14">0</text:p>
          </table:table-cell>
          <table:table-cell table:style-name="Table6.C2" office:value-type="float" office:value="1">
            <text:p text:style-name="P14">1</text:p>
          </table:table-cell>
          <table:table-cell table:style-name="Table6.C2" office:value-type="float" office:value="0">
            <text:p text:style-name="P10">0</text:p>
          </table:table-cell>
          <table:table-cell table:style-name="Table6.C2" office:value-type="float" office:value="0">
            <text:p text:style-name="P10">0</text:p>
          </table:table-cell>
          <table:table-cell table:style-name="Table6.C2" office:value-type="float" office:value="0">
            <text:p text:style-name="P10">0</text:p>
          </table:table-cell>
          <table:table-cell table:style-name="Table6.C2" office:value-type="float" office:value="0">
            <text:p text:style-name="P10">0</text:p>
          </table:table-cell>
          <table:table-cell table:style-name="Table6.H2" office:value-type="float" office:value="0">
            <text:p text:style-name="P14">0</text:p>
          </table:table-cell>
        </table:table-row>
        <table:table-row table:style-name="Table6.1">
          <table:table-cell table:style-name="Table6.A2" office:value-type="float" office:value="0">
            <text:p text:style-name="P8">HAS123<text:span text:style-name="T2">5</text:span></text:p>
          </table:table-cell>
          <table:table-cell table:style-name="Table6.B3" office:value-type="string">
            <text:p text:style-name="P14">2</text:p>
          </table:table-cell>
          <table:table-cell table:style-name="Table6.C2" office:value-type="float" office:value="0">
            <text:p text:style-name="P10">0</text:p>
          </table:table-cell>
          <table:table-cell table:style-name="Table6.C2" office:value-type="float" office:value="0">
            <text:p text:style-name="P10">0</text:p>
          </table:table-cell>
          <table:table-cell table:style-name="Table6.C2" office:value-type="float" office:value="1">
            <text:p text:style-name="P14">1</text:p>
          </table:table-cell>
          <table:table-cell table:style-name="Table6.C2" office:value-type="float" office:value="0">
            <text:p text:style-name="P10">0</text:p>
          </table:table-cell>
          <table:table-cell table:style-name="Table6.C2" office:value-type="float" office:value="0">
            <text:p text:style-name="P10">0</text:p>
          </table:table-cell>
          <table:table-cell table:style-name="Table6.H2" office:value-type="float" office:value="0">
            <text:p text:style-name="P14">0</text:p>
          </table:table-cell>
        </table:table-row>
        <table:table-row>
          <table:table-cell table:style-name="Table6.A4" office:value-type="float" office:value="0">
            <text:p text:style-name="P8">HAS123<text:span text:style-name="T2">6</text:span></text:p>
          </table:table-cell>
          <table:table-cell table:style-name="Table6.B4" office:value-type="string">
            <text:p text:style-name="P14">0</text:p>
          </table:table-cell>
          <table:table-cell table:style-name="Table6.C4" office:value-type="float" office:value="0">
            <text:p text:style-name="P10">0</text:p>
          </table:table-cell>
          <table:table-cell table:style-name="Table6.C4" office:value-type="float" office:value="0">
            <text:p text:style-name="P10">0</text:p>
          </table:table-cell>
          <table:table-cell table:style-name="Table6.C4" office:value-type="float" office:value="0">
            <text:p text:style-name="P10">0</text:p>
          </table:table-cell>
          <table:table-cell table:style-name="Table6.C4" office:value-type="float" office:value="0">
            <text:p text:style-name="P10">0</text:p>
          </table:table-cell>
          <table:table-cell table:style-name="Table6.C4" office:value-type="float" office:value="0">
            <text:p text:style-name="P10">0</text:p>
          </table:table-cell>
          <table:table-cell table:style-name="Table6.H4" office:value-type="float" office:value="1">
            <text:p text:style-name="P14">1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rick Oswald</meta:initial-creator>
    <meta:creation-date>2019-10-14T14:00:00.809738810</meta:creation-date>
    <dc:date>2019-10-27T20:39:54.015899852</dc:date>
    <dc:creator>Derrick Oswald</dc:creator>
    <meta:editing-duration>PT13H9M43S</meta:editing-duration>
    <meta:editing-cycles>5</meta:editing-cycles>
    <meta:generator>LibreOffice/6.0.7.3$Linux_X86_64 LibreOffice_project/00m0$Build-3</meta:generator>
    <meta:document-statistic meta:table-count="6" meta:image-count="0" meta:object-count="2" meta:page-count="3" meta:paragraph-count="170" meta:word-count="743" meta:character-count="4059" meta:non-whitespace-character-count="35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319cm" svg:y="0.179cm" svg:width="15.36cm" svg:height="8.641cm">
          <chartooo:coordinate-region svg:x="3.071cm" svg:y="0.179cm" svg:width="11.187cm" svg:height="4.019cm"/>
          <chart:axis chart:dimension="x" chart:name="primary-x" chart:style-name="ch3" chartooo:axis-type="auto">
            <chartooo:date-scale/>
            <chart:categories table:cell-range-address="local-table.$A$2:.$A$9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97" chart:label-cell-address="local-table.$B$1" chart:class="chart:line">
            <chart:data-point chart:repeated="9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2017-08-20 00:00:00.000000+0000 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 2017-08-20 00:15:00.000000+0000 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 2017-08-20 00:30:00.000000+0000 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 2017-08-20 00:45:00.000000+0000 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 2017-08-20 01:00:00.000000+0000 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 2017-08-20 01:15:00.000000+0000 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 2017-08-20 01:30:00.000000+0000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 2017-08-20 01:45:00.000000+0000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 2017-08-20 02:00:00.000000+0000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 2017-08-20 02:15:00.000000+0000 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 2017-08-20 02:30:00.000000+0000 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 2017-08-20 02:45:00.000000+0000 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 2017-08-20 03:00:00.000000+0000 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 2017-08-20 03:15:00.000000+0000 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 2017-08-20 03:30:00.000000+0000 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 2017-08-20 03:45:00.000000+0000 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 2017-08-20 04:00:00.000000+0000 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 2017-08-20 04:15:00.000000+0000 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 2017-08-20 04:30:00.000000+0000 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 2017-08-20 04:45:00.000000+0000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 2017-08-20 05:00:00.000000+0000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 2017-08-20 05:15:00.000000+0000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 2017-08-20 05:30:00.000000+0000 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 2017-08-20 05:45:00.000000+0000 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 2017-08-20 06:00:00.000000+0000 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 2017-08-20 06:15:00.000000+0000 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 2017-08-20 06:30:00.000000+0000 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 2017-08-20 06:45:00.000000+0000 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 2017-08-20 07:00:00.000000+0000 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 2017-08-20 07:15:00.000000+0000 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 2017-08-20 07:30:00.000000+0000 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 2017-08-20 07:45:00.000000+0000 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 2017-08-20 08:00:00.000000+0000 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 2017-08-20 08:15:00.000000+0000 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 2017-08-20 08:30:00.000000+0000 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 2017-08-20 08:45:00.000000+0000 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 2017-08-20 09:00:00.000000+0000 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 2017-08-20 09:15:00.000000+0000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 2017-08-20 09:30:00.000000+0000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 2017-08-20 09:45:00.000000+0000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 2017-08-20 10:00:00.000000+0000 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 2017-08-20 10:15:00.000000+0000 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 2017-08-20 10:30:00.000000+0000 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 2017-08-20 10:45:00.000000+0000 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 2017-08-20 11:00:00.000000+0000 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 2017-08-20 11:15:00.000000+0000 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 2017-08-20 11:30:00.000000+0000 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 2017-08-20 11:45:00.000000+0000 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 2017-08-20 12:00:00.000000+0000 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 2017-08-20 12:15:00.000000+0000 </text:p>
              </table:table-cell>
              <table:table-cell office:value-type="float" office:value="170.25">
                <text:p>170.25</text:p>
              </table:table-cell>
            </table:table-row>
            <table:table-row>
              <table:table-cell office:value-type="string">
                <text:p> 2017-08-20 12:30:00.000000+0000 </text:p>
              </table:table-cell>
              <table:table-cell office:value-type="float" office:value="170.25">
                <text:p>170.25</text:p>
              </table:table-cell>
            </table:table-row>
            <table:table-row>
              <table:table-cell office:value-type="string">
                <text:p> 2017-08-20 12:45:00.000000+0000 </text:p>
              </table:table-cell>
              <table:table-cell office:value-type="float" office:value="170.25">
                <text:p>170.25</text:p>
              </table:table-cell>
            </table:table-row>
            <table:table-row>
              <table:table-cell office:value-type="string">
                <text:p> 2017-08-20 13:00:00.000000+0000 </text:p>
              </table:table-cell>
              <table:table-cell office:value-type="float" office:value="105.75">
                <text:p>105.75</text:p>
              </table:table-cell>
            </table:table-row>
            <table:table-row>
              <table:table-cell office:value-type="string">
                <text:p> 2017-08-20 13:15:00.000000+0000 </text:p>
              </table:table-cell>
              <table:table-cell office:value-type="float" office:value="105.75">
                <text:p>105.75</text:p>
              </table:table-cell>
            </table:table-row>
            <table:table-row>
              <table:table-cell office:value-type="string">
                <text:p> 2017-08-20 13:30:00.000000+0000 </text:p>
              </table:table-cell>
              <table:table-cell office:value-type="float" office:value="105.75">
                <text:p>105.75</text:p>
              </table:table-cell>
            </table:table-row>
            <table:table-row>
              <table:table-cell office:value-type="string">
                <text:p> 2017-08-20 13:45:00.000000+0000 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 2017-08-20 14:00:00.000000+0000 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 2017-08-20 14:15:00.000000+0000 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 2017-08-20 14:30:00.000000+0000 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 2017-08-20 14:45:00.000000+0000 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 2017-08-20 15:00:00.000000+0000 </text:p>
              </table:table-cell>
              <table:table-cell office:value-type="float" office:value="170.25">
                <text:p>170.25</text:p>
              </table:table-cell>
            </table:table-row>
            <table:table-row>
              <table:table-cell office:value-type="string">
                <text:p> 2017-08-20 15:15:00.000000+0000 </text:p>
              </table:table-cell>
              <table:table-cell office:value-type="float" office:value="170.25">
                <text:p>170.25</text:p>
              </table:table-cell>
            </table:table-row>
            <table:table-row>
              <table:table-cell office:value-type="string">
                <text:p> 2017-08-20 15:30:00.000000+0000 </text:p>
              </table:table-cell>
              <table:table-cell office:value-type="float" office:value="170.25">
                <text:p>170.25</text:p>
              </table:table-cell>
            </table:table-row>
            <table:table-row>
              <table:table-cell office:value-type="string">
                <text:p> 2017-08-20 15:45:00.000000+0000 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 2017-08-20 16:00:00.000000+0000 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 2017-08-20 16:15:00.000000+0000 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 2017-08-20 16:30:00.000000+0000 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 2017-08-20 16:45:00.000000+0000 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 2017-08-20 17:00:00.000000+0000 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 2017-08-20 17:15:00.000000+0000 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 2017-08-20 17:30:00.000000+0000 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 2017-08-20 17:45:00.000000+0000 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 2017-08-20 18:00:00.000000+0000 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 2017-08-20 18:15:00.000000+0000 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 2017-08-20 18:30:00.000000+0000 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 2017-08-20 18:45:00.000000+0000 </text:p>
              </table:table-cell>
              <table:table-cell office:value-type="float" office:value="83.25">
                <text:p>83.25</text:p>
              </table:table-cell>
            </table:table-row>
            <table:table-row>
              <table:table-cell office:value-type="string">
                <text:p> 2017-08-20 19:00:00.000000+0000 </text:p>
              </table:table-cell>
              <table:table-cell office:value-type="float" office:value="83.25">
                <text:p>83.25</text:p>
              </table:table-cell>
            </table:table-row>
            <table:table-row>
              <table:table-cell office:value-type="string">
                <text:p> 2017-08-20 19:15:00.000000+0000 </text:p>
              </table:table-cell>
              <table:table-cell office:value-type="float" office:value="83.25">
                <text:p>83.25</text:p>
              </table:table-cell>
            </table:table-row>
            <table:table-row>
              <table:table-cell office:value-type="string">
                <text:p> 2017-08-20 19:30:00.000000+0000 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 2017-08-20 19:45:00.000000+0000 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 2017-08-20 20:00:00.000000+0000 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 2017-08-20 20:15:00.000000+0000 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 2017-08-20 20:30:00.000000+0000 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 2017-08-20 20:45:00.000000+0000 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 2017-08-20 21:00:00.000000+0000 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 2017-08-20 21:15:00.000000+0000 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 2017-08-20 21:30:00.000000+0000 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 2017-08-20 21:45:00.000000+0000 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 2017-08-20 22:00:00.000000+0000 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 2017-08-20 22:15:00.000000+0000 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 2017-08-20 22:30:00.000000+0000 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 2017-08-20 22:45:00.000000+0000 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 2017-08-20 23:00:00.000000+0000 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 2017-08-20 23:15:00.000000+0000 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 2017-08-20 23:30:00.000000+0000 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 2017-08-20 23:45:00.000000+0000 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plot-area chart:style-name="ch2" chart:data-source-has-labels="both" svg:x="0.319cm" svg:y="0.179cm" svg:width="15.361cm" svg:height="8.641cm">
          <chartooo:coordinate-region svg:x="3.071cm" svg:y="0.179cm" svg:width="11.188cm" svg:height="4.019cm"/>
          <chart:axis chart:dimension="x" chart:name="primary-x" chart:style-name="ch3" chartooo:axis-type="auto">
            <chartooo:date-scale/>
            <chart:categories table:cell-range-address="local-table.$A$2:.$A$9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97" chart:label-cell-address="local-table.$B$1" chart:class="chart:line">
            <chart:data-point chart:repeated="9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2017-08-21 00:00:00.000000+0000 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 2017-08-21 00:15:00.000000+0000 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 2017-08-21 00:30:00.000000+0000 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 2017-08-21 00:45:00.000000+0000 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 2017-08-21 01:00:00.000000+0000 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 2017-08-21 01:15:00.000000+0000 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 2017-08-21 01:30:00.000000+0000 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 2017-08-21 01:45:00.000000+0000 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 2017-08-21 02:00:00.000000+0000 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 2017-08-21 02:15:00.000000+0000 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 2017-08-21 02:30:00.000000+0000 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 2017-08-21 02:45:00.000000+0000 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 2017-08-21 03:00:00.000000+0000 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 2017-08-21 03:15:00.000000+0000 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 2017-08-21 03:30:00.000000+0000 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 2017-08-21 03:45:00.000000+0000 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 2017-08-21 04:00:00.000000+0000 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 2017-08-21 04:15:00.000000+0000 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 2017-08-21 04:30:00.000000+0000 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 2017-08-21 04:45:00.000000+0000 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 2017-08-21 05:00:00.000000+0000 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 2017-08-21 05:15:00.000000+0000 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 2017-08-21 05:30:00.000000+0000 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 2017-08-21 05:45:00.000000+0000 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 2017-08-21 06:00:00.000000+0000 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 2017-08-21 06:15:00.000000+0000 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 2017-08-21 06:30:00.000000+0000 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 2017-08-21 06:45:00.000000+0000 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 2017-08-21 07:00:00.000000+0000 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 2017-08-21 07:15:00.000000+0000 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 2017-08-21 07:30:00.000000+0000 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 2017-08-21 07:45:00.000000+0000 </text:p>
              </table:table-cell>
              <table:table-cell office:value-type="float" office:value="84.85714">
                <text:p>84.85714</text:p>
              </table:table-cell>
            </table:table-row>
            <table:table-row>
              <table:table-cell office:value-type="string">
                <text:p> 2017-08-21 08:00:00.000000+0000 </text:p>
              </table:table-cell>
              <table:table-cell office:value-type="float" office:value="84.85714">
                <text:p>84.85714</text:p>
              </table:table-cell>
            </table:table-row>
            <table:table-row>
              <table:table-cell office:value-type="string">
                <text:p> 2017-08-21 08:15:00.000000+0000 </text:p>
              </table:table-cell>
              <table:table-cell office:value-type="float" office:value="84.85714">
                <text:p>84.85714</text:p>
              </table:table-cell>
            </table:table-row>
            <table:table-row>
              <table:table-cell office:value-type="string">
                <text:p> 2017-08-21 08:30:00.000000+0000 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2017-08-21 08:45:00.000000+0000 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2017-08-21 09:00:00.000000+0000 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2017-08-21 09:15:00.000000+0000 </text:p>
              </table:table-cell>
              <table:table-cell office:value-type="float" office:value="295.875">
                <text:p>295.875</text:p>
              </table:table-cell>
            </table:table-row>
            <table:table-row>
              <table:table-cell office:value-type="string">
                <text:p> 2017-08-21 09:30:00.000000+0000 </text:p>
              </table:table-cell>
              <table:table-cell office:value-type="float" office:value="295.875">
                <text:p>295.875</text:p>
              </table:table-cell>
            </table:table-row>
            <table:table-row>
              <table:table-cell office:value-type="string">
                <text:p> 2017-08-21 09:45:00.000000+0000 </text:p>
              </table:table-cell>
              <table:table-cell office:value-type="float" office:value="295.875">
                <text:p>295.875</text:p>
              </table:table-cell>
            </table:table-row>
            <table:table-row>
              <table:table-cell office:value-type="string">
                <text:p> 2017-08-21 10:00:00.000000+0000 </text:p>
              </table:table-cell>
              <table:table-cell office:value-type="float" office:value="92.30769">
                <text:p>92.30769</text:p>
              </table:table-cell>
            </table:table-row>
            <table:table-row>
              <table:table-cell office:value-type="string">
                <text:p> 2017-08-21 10:15:00.000000+0000 </text:p>
              </table:table-cell>
              <table:table-cell office:value-type="float" office:value="92.30769">
                <text:p>92.30769</text:p>
              </table:table-cell>
            </table:table-row>
            <table:table-row>
              <table:table-cell office:value-type="string">
                <text:p> 2017-08-21 10:30:00.000000+0000 </text:p>
              </table:table-cell>
              <table:table-cell office:value-type="float" office:value="92.30769">
                <text:p>92.30769</text:p>
              </table:table-cell>
            </table:table-row>
            <table:table-row>
              <table:table-cell office:value-type="string">
                <text:p> 2017-08-21 10:45:00.000000+0000 </text:p>
              </table:table-cell>
              <table:table-cell office:value-type="float" office:value="92.30769">
                <text:p>92.30769</text:p>
              </table:table-cell>
            </table:table-row>
            <table:table-row>
              <table:table-cell office:value-type="string">
                <text:p> 2017-08-21 11:00:00.000000+0000 </text:p>
              </table:table-cell>
              <table:table-cell office:value-type="float" office:value="61.92857">
                <text:p>61.92857</text:p>
              </table:table-cell>
            </table:table-row>
            <table:table-row>
              <table:table-cell office:value-type="string">
                <text:p> 2017-08-21 11:15:00.000000+0000 </text:p>
              </table:table-cell>
              <table:table-cell office:value-type="float" office:value="61.92857">
                <text:p>61.92857</text:p>
              </table:table-cell>
            </table:table-row>
            <table:table-row>
              <table:table-cell office:value-type="string">
                <text:p> 2017-08-21 11:30:00.000000+0000 </text:p>
              </table:table-cell>
              <table:table-cell office:value-type="float" office:value="61.92857">
                <text:p>61.92857</text:p>
              </table:table-cell>
            </table:table-row>
            <table:table-row>
              <table:table-cell office:value-type="string">
                <text:p> 2017-08-21 11:45:00.000000+0000 </text:p>
              </table:table-cell>
              <table:table-cell office:value-type="float" office:value="61.92857">
                <text:p>61.92857</text:p>
              </table:table-cell>
            </table:table-row>
            <table:table-row>
              <table:table-cell office:value-type="string">
                <text:p> 2017-08-21 12:00:00.000000+0000 </text:p>
              </table:table-cell>
              <table:table-cell office:value-type="float" office:value="61.92857">
                <text:p>61.92857</text:p>
              </table:table-cell>
            </table:table-row>
            <table:table-row>
              <table:table-cell office:value-type="string">
                <text:p> 2017-08-21 12:15:00.000000+0000 </text:p>
              </table:table-cell>
              <table:table-cell office:value-type="float" office:value="108.42857">
                <text:p>108.42857</text:p>
              </table:table-cell>
            </table:table-row>
            <table:table-row>
              <table:table-cell office:value-type="string">
                <text:p> 2017-08-21 12:30:00.000000+0000 </text:p>
              </table:table-cell>
              <table:table-cell office:value-type="float" office:value="108.42857">
                <text:p>108.42857</text:p>
              </table:table-cell>
            </table:table-row>
            <table:table-row>
              <table:table-cell office:value-type="string">
                <text:p> 2017-08-21 12:45:00.000000+0000 </text:p>
              </table:table-cell>
              <table:table-cell office:value-type="float" office:value="108.42857">
                <text:p>108.42857</text:p>
              </table:table-cell>
            </table:table-row>
            <table:table-row>
              <table:table-cell office:value-type="string">
                <text:p> 2017-08-21 13:00:00.000000+0000 </text:p>
              </table:table-cell>
              <table:table-cell office:value-type="float" office:value="68.625">
                <text:p>68.625</text:p>
              </table:table-cell>
            </table:table-row>
            <table:table-row>
              <table:table-cell office:value-type="string">
                <text:p> 2017-08-21 13:15:00.000000+0000 </text:p>
              </table:table-cell>
              <table:table-cell office:value-type="float" office:value="68.625">
                <text:p>68.625</text:p>
              </table:table-cell>
            </table:table-row>
            <table:table-row>
              <table:table-cell office:value-type="string">
                <text:p> 2017-08-21 13:30:00.000000+0000 </text:p>
              </table:table-cell>
              <table:table-cell office:value-type="float" office:value="68.625">
                <text:p>68.625</text:p>
              </table:table-cell>
            </table:table-row>
            <table:table-row>
              <table:table-cell office:value-type="string">
                <text:p> 2017-08-21 13:45:00.000000+0000 </text:p>
              </table:table-cell>
              <table:table-cell office:value-type="float" office:value="232.05882">
                <text:p>232.05882</text:p>
              </table:table-cell>
            </table:table-row>
            <table:table-row>
              <table:table-cell office:value-type="string">
                <text:p> 2017-08-21 14:00:00.000000+0000 </text:p>
              </table:table-cell>
              <table:table-cell office:value-type="float" office:value="232.05882">
                <text:p>232.05882</text:p>
              </table:table-cell>
            </table:table-row>
            <table:table-row>
              <table:table-cell office:value-type="string">
                <text:p> 2017-08-21 14:15:00.000000+0000 </text:p>
              </table:table-cell>
              <table:table-cell office:value-type="float" office:value="232.05882">
                <text:p>232.05882</text:p>
              </table:table-cell>
            </table:table-row>
            <table:table-row>
              <table:table-cell office:value-type="string">
                <text:p> 2017-08-21 14:30:00.000000+0000 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string">
                <text:p> 2017-08-21 14:45:00.000000+0000 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string">
                <text:p> 2017-08-21 15:00:00.000000+0000 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string">
                <text:p> 2017-08-21 15:15:00.000000+0000 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string">
                <text:p> 2017-08-21 15:30:00.000000+0000 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string">
                <text:p> 2017-08-21 15:45:00.000000+0000 </text:p>
              </table:table-cell>
              <table:table-cell office:value-type="float" office:value="351.9375">
                <text:p>351.9375</text:p>
              </table:table-cell>
            </table:table-row>
            <table:table-row>
              <table:table-cell office:value-type="string">
                <text:p> 2017-08-21 16:00:00.000000+0000 </text:p>
              </table:table-cell>
              <table:table-cell office:value-type="float" office:value="351.9375">
                <text:p>351.9375</text:p>
              </table:table-cell>
            </table:table-row>
            <table:table-row>
              <table:table-cell office:value-type="string">
                <text:p> 2017-08-21 16:15:00.000000+0000 </text:p>
              </table:table-cell>
              <table:table-cell office:value-type="float" office:value="351.9375">
                <text:p>351.9375</text:p>
              </table:table-cell>
            </table:table-row>
            <table:table-row>
              <table:table-cell office:value-type="string">
                <text:p> 2017-08-21 16:30:00.000000+0000 </text:p>
              </table:table-cell>
              <table:table-cell office:value-type="float" office:value="294.66667">
                <text:p>294.66667</text:p>
              </table:table-cell>
            </table:table-row>
            <table:table-row>
              <table:table-cell office:value-type="string">
                <text:p> 2017-08-21 16:45:00.000000+0000 </text:p>
              </table:table-cell>
              <table:table-cell office:value-type="float" office:value="294.66667">
                <text:p>294.66667</text:p>
              </table:table-cell>
            </table:table-row>
            <table:table-row>
              <table:table-cell office:value-type="string">
                <text:p> 2017-08-21 17:00:00.000000+0000 </text:p>
              </table:table-cell>
              <table:table-cell office:value-type="float" office:value="294.66667">
                <text:p>294.66667</text:p>
              </table:table-cell>
            </table:table-row>
            <table:table-row>
              <table:table-cell office:value-type="string">
                <text:p> 2017-08-21 17:15:00.000000+0000 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 2017-08-21 17:30:00.000000+0000 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 2017-08-21 17:45:00.000000+0000 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 2017-08-21 18:00:00.000000+0000 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 2017-08-21 18:15:00.000000+0000 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 2017-08-21 18:30:00.000000+0000 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 2017-08-21 18:45:00.000000+0000 </text:p>
              </table:table-cell>
              <table:table-cell office:value-type="float" office:value="111.75">
                <text:p>111.75</text:p>
              </table:table-cell>
            </table:table-row>
            <table:table-row>
              <table:table-cell office:value-type="string">
                <text:p> 2017-08-21 19:00:00.000000+0000 </text:p>
              </table:table-cell>
              <table:table-cell office:value-type="float" office:value="111.75">
                <text:p>111.75</text:p>
              </table:table-cell>
            </table:table-row>
            <table:table-row>
              <table:table-cell office:value-type="string">
                <text:p> 2017-08-21 19:15:00.000000+0000 </text:p>
              </table:table-cell>
              <table:table-cell office:value-type="float" office:value="111.75">
                <text:p>111.75</text:p>
              </table:table-cell>
            </table:table-row>
            <table:table-row>
              <table:table-cell office:value-type="string">
                <text:p> 2017-08-21 19:30:00.000000+0000 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 2017-08-21 19:45:00.000000+0000 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 2017-08-21 20:00:00.000000+0000 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 2017-08-21 20:15:00.000000+0000 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 2017-08-21 20:30:00.000000+0000 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 2017-08-21 20:45:00.000000+0000 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 2017-08-21 21:00:00.000000+0000 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 2017-08-21 21:15:00.000000+0000 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 2017-08-21 21:30:00.000000+0000 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 2017-08-21 21:45:00.000000+0000 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 2017-08-21 22:00:00.000000+0000 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 2017-08-21 22:15:00.000000+0000 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 2017-08-21 22:30:00.000000+0000 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 2017-08-21 22:45:00.000000+0000 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 2017-08-21 23:00:00.000000+0000 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 2017-08-21 23:15:00.000000+0000 </text:p>
              </table:table-cell>
              <table:table-cell office:value-type="float" office:value="47.33333">
                <text:p>47.33333</text:p>
              </table:table-cell>
            </table:table-row>
            <table:table-row>
              <table:table-cell office:value-type="string">
                <text:p> 2017-08-21 23:30:00.000000+0000 </text:p>
              </table:table-cell>
              <table:table-cell office:value-type="float" office:value="47.33333">
                <text:p>47.33333</text:p>
              </table:table-cell>
            </table:table-row>
            <table:table-row>
              <table:table-cell office:value-type="string">
                <text:p> 2017-08-21 23:45:00.000000+0000 </text:p>
              </table:table-cell>
              <table:table-cell office:value-type="float" office:value="47.33333">
                <text:p>47.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